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rlett" svg:font-family="Marlett" style:font-pitch="variable" style:font-charset="x-symbol"/>
    <style:font-face style:name="Wingdings" svg:font-family="Wingdings" style:font-pitch="variable" style:font-charset="x-symbol"/>
    <style:font-face style:name="ITC Zapf Dingbats" svg:font-family="'ITC Zapf Dingbats'" style:font-adornments="Normal" style:font-family-generic="roman"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000000" style:font-name="Calibri" fo:font-size="12pt" style:font-size-asian="12pt" style:font-size-complex="12pt"/>
    </style:style>
    <style:style style:name="P3" style:family="paragraph" style:parent-style-name="Standard">
      <style:paragraph-properties fo:text-align="justify" style:justify-single-word="false"/>
      <style:text-properties fo:color="#000000" style:font-name="Calibri"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00" style:font-name="Calibri"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8" style:family="paragraph" style:parent-style-name="Standard">
      <style:paragraph-properties fo:text-align="justify" style:justify-single-word="false" style:text-autospace="none"/>
      <style:text-properties style:font-name="Calibri"/>
    </style:style>
    <style:style style:name="P9" style:family="paragraph" style:parent-style-name="Standard">
      <style:paragraph-properties fo:margin-left="-1.588cm" fo:margin-right="0cm" fo:text-align="justify" style:justify-single-word="false" fo:text-indent="1.588cm" style:auto-text-indent="false"/>
      <style:text-properties fo:color="#000000" style:font-name="Calibri" fo:font-size="12pt" style:font-size-asian="12pt" style:font-size-complex="12pt"/>
    </style:style>
    <style:style style:name="P10" style:family="paragraph" style:parent-style-name="Text_20_body">
      <style:paragraph-properties fo:margin-top="0cm" fo:margin-bottom="0cm" fo:text-align="justify" style:justify-single-word="false"/>
      <style:text-properties fo:color="#000000" style:font-name="Calibri" fo:font-size="12pt" fo:font-style="normal" style:text-underline-style="solid" style:text-underline-width="auto" style:text-underline-color="font-color" fo:font-weight="bold" style:font-name-asian="TTE1C28908t00" style:font-size-asian="12pt" style:font-style-asian="normal" style:font-weight-asian="bold" style:font-name-complex="TTE1C28908t00" style:font-size-complex="12pt" style:font-style-complex="normal" style:font-weight-complex="bold"/>
    </style:style>
    <style:style style:name="P11" style:family="paragraph" style:parent-style-name="Text_20_body" style:list-style-name="L1">
      <style:paragraph-properties fo:margin-top="0cm" fo:margin-bottom="0cm" fo:text-align="justify" style:justify-single-word="fals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2" style:family="paragraph" style:parent-style-name="Standard" style:master-page-name="Standard">
      <style:paragraph-properties fo:text-align="center" style:justify-single-word="false" style:page-number="auto"/>
      <style:text-properties fo:color="#000000" style:font-name="Calibri" fo:font-size="12pt" fo:font-weight="bold" style:font-size-asian="12pt" style:font-weight-asian="bold" style:font-size-complex="12pt" style:font-weight-complex="bold"/>
    </style:style>
    <style:style style:name="P13" style:family="paragraph" style:parent-style-name="Standard">
      <style:paragraph-properties fo:text-align="justify" style:justify-single-word="false" style:text-autospace="none"/>
      <style:text-properties style:font-name="Calibri"/>
    </style:style>
    <style:style style:name="P14" style:family="paragraph" style:parent-style-name="Standard">
      <style:paragraph-properties fo:text-align="justify" style:justify-single-word="false" style:text-autospace="none"/>
      <style:text-properties style:font-name="Calibri" fo:font-size="12pt" style:font-name-asian="TTE1C28908t00" style:font-size-asian="12pt" style:font-name-complex="TTE1C28908t00" style:font-size-complex="12pt"/>
    </style:style>
    <style:style style:name="P15" style:family="paragraph" style:parent-style-name="Standard">
      <style:paragraph-properties fo:text-align="justify" style:justify-single-word="false" style:text-autospace="none"/>
      <style:text-properties style:font-name="Calibri" fo:font-size="12pt" fo:font-weight="normal" style:font-name-asian="TTE1C28908t00" style:font-size-asian="12pt" style:font-weight-asian="normal" style:font-name-complex="TTE1C28908t00" style:font-size-complex="12pt" style:font-weight-complex="normal"/>
    </style:style>
    <style:style style:name="P16" style:family="paragraph" style:parent-style-name="Standard">
      <style:paragraph-properties fo:text-align="justify" style:justify-single-word="false"/>
      <style:text-properties fo:color="#000000" style:font-name="Calibri" fo:font-size="12pt" style:font-size-asian="12pt" style:font-size-complex="12pt"/>
    </style:style>
    <style:style style:name="P17" style:family="paragraph" style:parent-style-name="Standard">
      <style:paragraph-properties fo:text-align="justify" style:justify-single-word="false" style:text-autospace="none"/>
      <style:text-properties fo:color="#000000" style:font-name="Calibri" fo:font-size="12pt" fo:font-style="normal" style:text-underline-style="none" fo:font-weight="normal" style:font-name-asian="TTE1C28908t00" style:font-size-asian="12pt" style:font-style-asian="normal" style:font-weight-asian="normal" style:font-name-complex="TTE1C28908t00" style:font-size-complex="12pt" style:font-style-complex="normal" style:font-weight-complex="normal"/>
    </style:style>
    <style:style style:name="P18" style:family="paragraph" style:parent-style-name="Standard" style:list-style-name="L1">
      <style:paragraph-properties fo:margin-left="0cm" fo:margin-right="0cm" fo:margin-top="0cm" fo:margin-bottom="0cm" fo:text-align="start" style:justify-single-word="false" fo:text-indent="0cm" style:auto-text-indent="false" style:text-autospace="none"/>
      <style:text-properties fo:color="#000000" style:font-name="Calibri" fo:font-size="12pt" fo:font-style="normal" style:text-underline-style="none" fo:font-weight="normal" style:font-name-asian="Calibri-Bold" style:font-size-asian="12pt" style:font-style-asian="normal" style:font-weight-asian="normal" style:font-name-complex="Calibri-Bold" style:font-size-complex="12pt" style:font-style-complex="normal"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color="#000000" style:font-name="Calibri" fo:font-size="12pt" fo:font-style="normal" style:text-underline-style="none" fo:font-weight="normal" fo:background-color="transparent" style:font-name-asian="TTE1C28908t00" style:font-size-asian="12pt" style:font-style-asian="normal" style:font-weight-asian="normal" style:font-name-complex="TTE1C28908t00"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cm" style:auto-text-indent="false"/>
      <style:text-properties fo:color="#000000" style:font-name="Calibri"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fo:color="#000000" fo:font-style="normal" style:text-underline-style="none" fo:font-weight="bold" style:font-name-asian="Calibri-Bold" style:font-style-asian="normal" style:font-weight-asian="bold" style:font-name-complex="Calibri-Bold" style:font-style-complex="normal" style:font-weight-complex="bold"/>
    </style:style>
    <style:style style:name="T6" style:family="text">
      <style:text-properties fo:color="#000000" fo:font-style="normal" style:text-underline-style="none" style:font-name-asian="Calibri-Bold" style:font-style-asian="normal" style:font-name-complex="Calibri-Bold" style:font-style-complex="normal"/>
    </style:style>
    <style:style style:name="T7" style:family="text">
      <style:text-properties style:font-weight-asian="bold"/>
    </style:style>
    <style:style style:name="T8" style:family="text">
      <style:text-properties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XTRAIT DU REGISTRE</text:p>
      <text:p text:style-name="P4">DES DELIBERATIONS DU CONSEIL MUNICIPAL</text:p>
      <text:p text:style-name="P4">DE LA COMMUNE DE MONTREUIL-EN-TOURAINE</text:p>
      <text:p text:style-name="P3"/>
      <text:p text:style-name="P3"/>
      <text:p text:style-name="P2">Nombre de conseillers en exercice : 13</text:p>
      <text:p text:style-name="P2">Nombre de présents : 10</text:p>
      <text:p text:style-name="P9">Nombre d’exprimés : 11</text:p>
      <text:p text:style-name="P9"><text:s/><text:tab/><text:tab/><text:tab/><text:tab/><text:tab/><text:tab/><text:tab/><text:tab/><text:tab/><text:span text:style-name="T3">Séance du jeudi 21 octobre 2010</text:span></text:p>
      <text:p text:style-name="P9"><text:span text:style-name="T3">Date de la convocation </text:span>:</text:p>
      <text:p text:style-name="P9">14 octobre 2010</text:p>
      <text:p text:style-name="P20">--------------------------------</text:p>
      <text:p text:style-name="P2">L’an deux mil dix le vingt et un octobre à dix neuf heures trente , le Conseil Municipal de cette commune, régulièrement convoqué, s’est réuni au nombre prescrit par la loi, dans le lieu habituel de ses séances, sous la présidence de Monsieur Jean-Luc PADIOLLEAU, maire.</text:p>
      <text:p text:style-name="P2"/>
      <text:p text:style-name="P2"><text:span text:style-name="T3">Présents</text:span> : Messieurs PADIOLLEAU, GOHIER, DÉROGIS, GALIMANT, ADUMEAU, Mesdames MORLEC, ROQUIN, DENIS, GENTILHOMME, FRANCESCAT</text:p>
      <text:p text:style-name="P2"><text:span text:style-name="T3">Pouvoirs</text:span>: Madame ULIVI à Monsieur PADIOLLEAU</text:p>
      <text:p text:style-name="P2"><text:span text:style-name="T3">Absents </text:span>: Messieurs MORLEC et RONCIER</text:p>
      <text:p text:style-name="P2"/>
      <text:p text:style-name="P2">M. ADUMEAU a été élu secrétaire de séance.</text:p>
      <text:p text:style-name="P2"/>
      <text:p text:style-name="P2">Ordre du jour:</text:p>
      <text:p text:style-name="P5"/>
      <text:list xml:id="list33519925" text:style-name="L1">
        <text:list-item>
          <text:list>
            <text:list-item>
              <text:p text:style-name="P18">bail emphytéotique avec Touraine Logement concernant les anciens logements d'instituteurs situés au 31 et 33 rue du Bourg</text:p>
            </text:list-item>
          </text:list>
          <text:p text:style-name="P11"/>
        </text:list-item>
      </text:list>
      <text:p text:style-name="P10">Questions Diverses :</text:p>
      <text:p text:style-name="P19">--------------------------------</text:p>
      <text:p text:style-name="P7"><text:span text:style-name="T4"/></text:p>
      <text:p text:style-name="P7"><text:span text:style-name="T2">1) B</text:span><text:span text:style-name="T5">ail emphytéotique avec Touraine Logement concernant les anciens logements d'instituteurs situés au 31 rue du Bourg</text:span></text:p>
      <text:p text:style-name="P7"/>
      <text:p text:style-name="P8">Monsieur le Maire procède à un bref rappel de l'avancement de la situation concernant l'aménagement des anciens logements d'instituteurs situés au 31 rue du bourg :</text:p>
      <text:p text:style-name="P8">Suite au déclassement du domaine public des logements concernés par délibération en date du 04 mai 2010, Touraine logement a procédé à leur division en volume.</text:p>
      <text:p text:style-name="P8">Il appartient désormais au Conseil de se prononcer sur la signature d'un bail emphytéotique d'une durée de 99 ans avec Touraine Logement afin que les travaux d'aménagement puissent démarrer le plus rapidement possible.</text:p>
      <text:p text:style-name="P8"/>
      <text:p text:style-name="P7"><text:span text:style-name="T2">2) </text:span><text:span text:style-name="T5">Questions diverses</text:span></text:p>
      <text:p text:style-name="P7"><text:span text:style-name="T5"/></text:p>
      <text:p text:style-name="P15"><text:span text:style-name="T6">- Un devis sera établi afin d'envisager l'implantation d'un local réservé au personnel scolaire sous l'actuel préau</text:span></text:p>
      <text:p text:style-name="P15"><text:span text:style-name="T6">- Présence du cirque de «La Gaité» sur la commune</text:span></text:p>
      <text:p text:style-name="P17"/>
      <text:p text:style-name="P3">Le Maire,</text:p>
      <text:p text:style-name="P6"/>
      <text:p text:style-name="P2"><text:span text:style-name="T2">Jean-Luc PADIOLLEAU</text:span><text:tab/><text:tab/><text:tab/><text:tab/><text:tab/><text:span text:style-name="T2">Les Conseillers Municip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rlett" svg:font-family="Marlett" style:font-pitch="variable" style:font-charset="x-symbol"/>
    <style:font-face style:name="Wingdings" svg:font-family="Wingdings" style:font-pitch="variable" style:font-charset="x-symbol"/>
    <style:font-face style:name="ITC Zapf Dingbats" svg:font-family="'ITC Zapf Dingbats'" style:font-adornments="Normal" style:font-family-generic="roman"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z0" style:family="text">
      <style:text-properties style:font-name="Wingdings"/>
    </style:style>
    <style:style style:name="WW8Num1z1" style:family="text">
      <style:text-properties style:font-name="Courier New" style:font-name-complex="Courier New"/>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349cm" fo:margin-bottom="0.7cm" fo:margin-left="2cm" fo:margin-right="2.03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belle Derouet</meta:initial-creator>
    <meta:creation-date>2010-02-09T09:06:38.64</meta:creation-date>
    <dc:date>2010-11-18T14:29:15.57</dc:date>
    <dc:creator>Isabelle Derouet</dc:creator>
    <meta:editing-duration>PT72H07M28S</meta:editing-duration>
    <meta:editing-cycles>76</meta:editing-cycles>
    <meta:generator>OpenOffice.org/3.2$Win32 OpenOffice.org_project/320m18$Build-9502</meta:generator>
    <meta:printed-by>Isabelle Derouet</meta:printed-by>
    <meta:print-date>2010-11-18T14:24:05.51</meta:print-date>
    <meta:document-statistic meta:table-count="0" meta:image-count="0" meta:object-count="0" meta:page-count="1" meta:paragraph-count="28" meta:word-count="289" meta:character-count="1898"/>
    <meta:user-defined meta:name="Info 1"/>
    <meta:user-defined meta:name="Info 2"/>
    <meta:user-defined meta:name="Info 3"/>
    <meta:user-defined meta:name="Info 4"/>
  </office:meta>
</office:document-meta>
</file>